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ServiceArgumentResolverTestSupport.getReques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ServiceArgumentResolverTestSupport.RSocketServiceArgumentResolverTes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iceArgumentResolverTestSupport.execute( Object payload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SocketServiceArgumentResolverTestSupport.initMethodParameter( Class &lt; ? &gt; serviceClass , String method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